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7965in"/>
    </style:style>
    <style:style style:name="co3" style:family="table-column">
      <style:table-column-properties fo:break-before="auto" style:column-width="0.4752in"/>
    </style:style>
    <style:style style:name="co4" style:family="table-column">
      <style:table-column-properties fo:break-before="auto" style:column-width="0.270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2013">
            <text:p>2013</text:p>
          </table:table-cell>
          <table:table-cell office:value-type="string">
            <text:p>February</text:p>
          </table:table-cell>
          <table:table-cell office:value-type="string">
            <text:p>mort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ebruary</text:p>
          </table:table-cell>
          <table:table-cell office:value-type="string">
            <text:p>saúd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March</text:p>
          </table:table-cell>
          <table:table-cell office:value-type="string">
            <text:p>morte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March</text:p>
          </table:table-cell>
          <table:table-cell office:value-type="string">
            <text:p>saúd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May</text:p>
          </table:table-cell>
          <table:table-cell office:value-type="string">
            <text:p>saúd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May</text:p>
          </table:table-cell>
          <table:table-cell office:value-type="string">
            <text:p>mort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January</text:p>
          </table:table-cell>
          <table:table-cell office:value-type="string">
            <text:p>morte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January</text:p>
          </table:table-cell>
          <table:table-cell office:value-type="string">
            <text:p>saúde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April</text:p>
          </table:table-cell>
          <table:table-cell office:value-type="string">
            <text:p>morte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April</text:p>
          </table:table-cell>
          <table:table-cell office:value-type="string">
            <text:p>saúd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December</text:p>
          </table:table-cell>
          <table:table-cell office:value-type="string">
            <text:p>morte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December</text:p>
          </table:table-cell>
          <table:table-cell office:value-type="string">
            <text:p>saúd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September</text:p>
          </table:table-cell>
          <table:table-cell office:value-type="string">
            <text:p>morte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September</text:p>
          </table:table-cell>
          <table:table-cell office:value-type="string">
            <text:p>saúd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May</text:p>
          </table:table-cell>
          <table:table-cell office:value-type="string">
            <text:p>mort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May</text:p>
          </table:table-cell>
          <table:table-cell office:value-type="string">
            <text:p>saúde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October</text:p>
          </table:table-cell>
          <table:table-cell office:value-type="string">
            <text:p>mort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October</text:p>
          </table:table-cell>
          <table:table-cell office:value-type="string">
            <text:p>saúd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November</text:p>
          </table:table-cell>
          <table:table-cell office:value-type="string">
            <text:p>morte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November</text:p>
          </table:table-cell>
          <table:table-cell office:value-type="string">
            <text:p>saúd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February</text:p>
          </table:table-cell>
          <table:table-cell office:value-type="string">
            <text:p>mort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February</text:p>
          </table:table-cell>
          <table:table-cell office:value-type="string">
            <text:p>saúd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December</text:p>
          </table:table-cell>
          <table:table-cell office:value-type="string">
            <text:p>morte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December</text:p>
          </table:table-cell>
          <table:table-cell office:value-type="string">
            <text:p>saúd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July</text:p>
          </table:table-cell>
          <table:table-cell office:value-type="string">
            <text:p>morte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July</text:p>
          </table:table-cell>
          <table:table-cell office:value-type="string">
            <text:p>saúde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June</text:p>
          </table:table-cell>
          <table:table-cell office:value-type="string">
            <text:p>morte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June</text:p>
          </table:table-cell>
          <table:table-cell office:value-type="string">
            <text:p>saúd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March</text:p>
          </table:table-cell>
          <table:table-cell office:value-type="string">
            <text:p>morte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March</text:p>
          </table:table-cell>
          <table:table-cell office:value-type="string">
            <text:p>saúd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January</text:p>
          </table:table-cell>
          <table:table-cell office:value-type="string">
            <text:p>morte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January</text:p>
          </table:table-cell>
          <table:table-cell office:value-type="string">
            <text:p>saúd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April</text:p>
          </table:table-cell>
          <table:table-cell office:value-type="string">
            <text:p>morte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April</text:p>
          </table:table-cell>
          <table:table-cell office:value-type="string">
            <text:p>saúd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August</text:p>
          </table:table-cell>
          <table:table-cell office:value-type="string">
            <text:p>morte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August</text:p>
          </table:table-cell>
          <table:table-cell office:value-type="string">
            <text:p>saúde</text:p>
          </table:table-cell>
          <table:table-cell office:value-type="float" office:value="8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44" meta:object-count="0"/>
    <meta:generator>LibreOffice/3.6$Linux_X86_64 LibreOffice_project/360m1$Build-2</meta:generator>
  </office:meta>
</office:document-meta>
</file>